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038" officeooo:paragraph-rsid="000bd038"/>
    </style:style>
    <style:style style:name="P2" style:family="paragraph" style:parent-style-name="Standard">
      <style:text-properties officeooo:rsid="000415aa" officeooo:paragraph-rsid="000415aa"/>
    </style:style>
    <style:style style:name="P3" style:family="paragraph" style:parent-style-name="Standard">
      <style:text-properties officeooo:rsid="000946a4" officeooo:paragraph-rsid="000946a4"/>
    </style:style>
    <style:style style:name="P4" style:family="paragraph" style:parent-style-name="Standard">
      <style:text-properties officeooo:rsid="000ba121" officeooo:paragraph-rsid="000ba121"/>
    </style:style>
    <style:style style:name="P5" style:family="paragraph" style:parent-style-name="Standard">
      <style:text-properties officeooo:rsid="000e2599" officeooo:paragraph-rsid="000e2599"/>
    </style:style>
    <style:style style:name="P6" style:family="paragraph" style:parent-style-name="Standard">
      <style:text-properties officeooo:rsid="00135e55" officeooo:paragraph-rsid="00135e55"/>
    </style:style>
    <style:style style:name="T1" style:family="text">
      <style:text-properties officeooo:rsid="0003c414"/>
    </style:style>
    <style:style style:name="T2" style:family="text">
      <style:text-properties officeooo:rsid="0005366d"/>
    </style:style>
    <style:style style:name="T3" style:family="text">
      <style:text-properties officeooo:rsid="000a0893"/>
    </style:style>
    <style:style style:name="T4" style:family="text">
      <style:text-properties officeooo:rsid="000a354c"/>
    </style:style>
    <style:style style:name="T5" style:family="text">
      <style:text-properties officeooo:rsid="000a6c51"/>
    </style:style>
    <style:style style:name="T6" style:family="text">
      <style:text-properties officeooo:rsid="000ff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ISIONAMENTO E CONSTRUÇÃO <text:span text:style-name="T1">2</text:span></text:p>
      <text:p text:style-name="P1"/>
      <text:p text:style-name="P2">ESPECIFICAÇÃO DE COMPONENTE X CONSTRUÇÃO DE COMPONENTES </text:p>
      <text:p text:style-name="P2">-<text:span text:style-name="T2">as especificações de componentes podem oferecer uma ou mais interfaces</text:span></text:p>
      <text:p text:style-name="P2">-<text:span text:style-name="T2">interfaces, por sua vez, são partes do componente feita para realizar uma ação específica. </text:span></text:p>
      <text:p text:style-name="P2"/>
      <text:p text:style-name="P2"/>
      <text:p text:style-name="P3">MAPEAMENTO DE CONSTRUÇÃO E REUNIÕES </text:p>
      <text:p text:style-name="P3">-tipos de parâmetros </text:p>
      <text:p text:style-name="P3">-<text:span text:style-name="T3">exceções </text:span></text:p>
      <text:p text:style-name="P3">-<text:span text:style-name="T4">sequência das operações </text:span></text:p>
      <text:p text:style-name="P3">-<text:span text:style-name="T5">eventos realizados </text:span></text:p>
      <text:p text:style-name="P3"/>
      <text:p text:style-name="P4">TIPOS DE ENTIDADES </text:p>
      <text:p text:style-name="P4">-EJB e COM+</text:p>
      <text:p text:style-name="P4"/>
      <text:p text:style-name="P5">SUBCOMPONENTES </text:p>
      <text:p text:style-name="P5">-<text:span text:style-name="T6">uma especificação é um componente que encapsula a sua funcionalidade (interface) </text:span></text:p>
      <text:p text:style-name="P5"/>
      <text:p text:style-name="P6">INTERAÇÃO COM SISTEMAS EXISTENTES </text:p>
      <text:p text:style-name="P6">-geralmente feita através de APIs <text:s/></text:p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3:14:56.175000000</meta:creation-date>
    <dc:date>2024-05-28T13:27:59.021000000</dc:date>
    <meta:editing-duration>PT1H14M38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5" meta:word-count="76" meta:character-count="557" meta:non-whitespace-character-count="483"/>
  </office:meta>
</office:document-meta>
</file>